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number-rows-repeated="32">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2">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3">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3">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2">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4">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3">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3">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1">00/00/0000</text:date>, <text:time style:data-style-name="N2" text:time-value="21:35:22.8445355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1T14:19:29.485226600</dc:date>
    <meta:editing-duration>P21DT14H15M3S</meta:editing-duration>
    <meta:editing-cycles>511</meta:editing-cycles>
    <dc:description>Translation file for Lah-Mboh Mod</dc:description>
    <dc:rights>Perkedel Technologies</dc:rights>
    <dc:title>Lah-Mboh Doom mod translation</dc:title>
    <meta:document-statistic meta:table-count="1" meta:cell-count="991" meta:object-count="0"/>
  </office:meta>
</office:document-meta>
</file>